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0000000274149EE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354in" table:align="left"/>
    </style:style>
    <style:style style:name="Table1.A" style:family="table-column">
      <style:table-column-properties style:column-width="0.3438in"/>
    </style:style>
    <style:style style:name="Table1.B" style:family="table-column">
      <style:table-column-properties style:column-width="0.8514in"/>
    </style:style>
    <style:style style:name="Table1.C" style:family="table-column">
      <style:table-column-properties style:column-width="0.5701in"/>
    </style:style>
    <style:style style:name="Table1.D" style:family="table-column">
      <style:table-column-properties style:column-width="0.5694in"/>
    </style:style>
    <style:style style:name="Table1.E" style:family="table-column">
      <style:table-column-properties style:column-width="4.1007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36in" table:align="left" style:may-break-between-rows="true" table:border-model="collapsing"/>
    </style:style>
    <style:style style:name="Table2.A" style:family="table-column">
      <style:table-column-properties style:column-width="0.316in"/>
    </style:style>
    <style:style style:name="Table2.B" style:family="table-column">
      <style:table-column-properties style:column-width="0.7882in"/>
    </style:style>
    <style:style style:name="Table2.C" style:family="table-column">
      <style:table-column-properties style:column-width="0.375in"/>
    </style:style>
    <style:style style:name="Table2.D" style:family="table-column">
      <style:table-column-properties style:column-width="0.4375in"/>
    </style:style>
    <style:style style:name="Table2.E" style:family="table-column">
      <style:table-column-properties style:column-width="5.0069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1c77" officeooo:paragraph-rsid="00091c77"/>
    </style:style>
    <style:style style:name="P2" style:family="paragraph" style:parent-style-name="Table_20_Contents">
      <style:text-properties fo:font-size="10pt" officeooo:rsid="00091c77" officeooo:paragraph-rsid="00091c77" style:font-size-asian="10pt" style:font-size-complex="10pt"/>
    </style:style>
    <style:style style:name="P3" style:family="paragraph" style:parent-style-name="Table_20_Contents">
      <style:text-properties fo:font-size="10pt" officeooo:rsid="000fcbd0" officeooo:paragraph-rsid="000fcbd0" style:font-size-asian="10pt" style:font-size-complex="10pt"/>
    </style:style>
    <style:style style:name="P4" style:family="paragraph" style:parent-style-name="Table_20_Contents">
      <style:text-properties fo:font-size="10pt" officeooo:rsid="0018e8e4" officeooo:paragraph-rsid="0018e8e4" style:font-size-asian="10pt" style:font-size-complex="10pt"/>
    </style:style>
    <style:style style:name="P5" style:family="paragraph" style:parent-style-name="Table_20_Contents">
      <style:text-properties fo:font-size="10pt" officeooo:rsid="000ad71d" officeooo:paragraph-rsid="000ad71d"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officeooo:rsid="001dbb23" officeooo:paragraph-rsid="001dbb23" style:font-size-asian="10pt" style:font-size-complex="10pt"/>
    </style:style>
    <style:style style:name="P8" style:family="paragraph" style:parent-style-name="Table_20_Contents">
      <style:text-properties fo:font-size="10pt" officeooo:rsid="000e7ddd" officeooo:paragraph-rsid="000e7ddd" style:font-size-asian="10pt" style:font-size-complex="10pt"/>
    </style:style>
    <style:style style:name="P9" style:family="paragraph" style:parent-style-name="Table_20_Contents">
      <style:text-properties fo:font-size="10pt" officeooo:rsid="0011b4b4" officeooo:paragraph-rsid="0011b4b4" style:font-size-asian="10pt" style:font-size-complex="10pt"/>
    </style:style>
    <style:style style:name="P10" style:family="paragraph" style:parent-style-name="Table_20_Contents">
      <style:text-properties fo:color="#c9211e" loext:opacity="100%" fo:font-size="10pt" officeooo:rsid="000cba47" officeooo:paragraph-rsid="0011b4b4" style:font-size-asian="10pt" style:font-size-complex="10pt"/>
    </style:style>
    <style:style style:name="P11" style:family="paragraph" style:parent-style-name="Table_20_Contents">
      <style:text-properties fo:font-size="10pt" officeooo:rsid="000cba47" officeooo:paragraph-rsid="000e7ddd" style:font-size-asian="10pt" style:font-size-complex="10pt"/>
    </style:style>
    <style:style style:name="P12" style:family="paragraph" style:parent-style-name="Table_20_Contents">
      <style:text-properties fo:color="#ea7500" loext:opacity="100%" fo:font-size="10pt" officeooo:rsid="002152cd" officeooo:paragraph-rsid="002152cd" style:font-size-asian="10pt" style:font-size-complex="10pt"/>
    </style:style>
    <style:style style:name="P13" style:family="paragraph" style:parent-style-name="Table_20_Contents">
      <style:text-properties fo:font-size="10pt" officeooo:rsid="002130a6" officeooo:paragraph-rsid="002130a6" style:font-size-asian="10pt" style:font-size-complex="10pt"/>
    </style:style>
    <style:style style:name="P14" style:family="paragraph" style:parent-style-name="Table_20_Contents">
      <style:text-properties fo:font-size="10pt" officeooo:rsid="001a2ed1" officeooo:paragraph-rsid="001a2ed1" style:font-size-asian="10pt" style:font-size-complex="10pt"/>
    </style:style>
    <style:style style:name="P15" style:family="paragraph" style:parent-style-name="Table_20_Contents">
      <style:text-properties fo:font-size="10pt" officeooo:paragraph-rsid="002130a6" style:font-size-asian="10pt" style:font-size-complex="10pt"/>
    </style:style>
    <style:style style:name="P16" style:family="paragraph" style:parent-style-name="Standard">
      <style:text-properties officeooo:rsid="001e4eb9" officeooo:paragraph-rsid="001e4eb9"/>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4eb9" officeooo:paragraph-rsid="001e4eb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rsid="001c1e83" officeooo:paragraph-rsid="001c1e83"/>
    </style:style>
    <style:style style:name="P20" style:family="paragraph" style:parent-style-name="Preformatted_20_Text">
      <style:paragraph-properties fo:margin-top="0in" fo:margin-bottom="0.1965in" style:contextual-spacing="false"/>
    </style:style>
    <style:style style:name="P21" style:family="paragraph" style:parent-style-name="List_20_Contents">
      <style:paragraph-properties fo:margin-top="0in" fo:margin-bottom="0.1965in" style:contextual-spacing="false"/>
    </style:style>
    <style:style style:name="P22" style:family="paragraph" style:parent-style-name="Quotations">
      <style:paragraph-properties fo:margin-top="0in" fo:margin-bottom="0in" style:contextual-spacing="false"/>
    </style:style>
    <style:style style:name="P23" style:family="paragraph" style:parent-style-name="Preformatted_20_Text">
      <style:paragraph-properties fo:margin-left="0.3937in" fo:margin-right="0.3937in" fo:margin-top="0in" fo:margin-bottom="0.1965in" style:contextual-spacing="false" fo:text-indent="0in" style:auto-text-indent="false"/>
    </style:style>
    <style:style style:name="P24" style:family="paragraph" style:parent-style-name="Text_20_body">
      <style:paragraph-properties fo:margin-top="0in" fo:margin-bottom="0in" style:contextual-spacing="false"/>
    </style:style>
    <style:style style:name="T1" style:family="text">
      <style:text-properties officeooo:rsid="0018e8e4"/>
    </style:style>
    <style:style style:name="T2" style:family="text">
      <style:text-properties officeooo:rsid="000e7ddd"/>
    </style:style>
    <style:style style:name="T3" style:family="text">
      <style:text-properties fo:font-weight="bold" style:font-weight-asian="bold" style:font-weight-complex="bold"/>
    </style:style>
    <style:style style:name="T4" style:family="text">
      <style:text-properties officeooo:rsid="0015f373"/>
    </style:style>
    <style:style style:name="T5" style:family="text">
      <style:text-properties officeooo:rsid="000fcbd0"/>
    </style:style>
    <style:style style:name="T6" style:family="text">
      <style:text-properties fo:font-weight="bold" officeooo:rsid="000fcbd0" style:font-weight-asian="bold" style:font-weight-complex="bold"/>
    </style:style>
    <style:style style:name="T7" style:family="text">
      <style:text-properties fo:color="#ea7500" loext:opacity="100%" fo:font-weight="bold" style:font-weight-asian="bold" style:font-weight-complex="bold"/>
    </style:style>
    <style:style style:name="T8" style:family="text">
      <style:text-properties fo:color="#ea7500" loext:opacity="100%"/>
    </style:style>
    <style:style style:name="T9" style:family="text">
      <style:text-properties officeooo:rsid="001a2ed1"/>
    </style:style>
    <style:style style:name="T10" style:family="text">
      <style:text-properties officeooo:rsid="002130a6"/>
    </style:style>
    <style:style style:name="T11" style:family="text">
      <style:text-properties officeooo:rsid="001fa422"/>
    </style:style>
    <style:style style:name="fr1"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section text:style-name="Sect1" text:name="p1832522">
        <text:section text:style-name="Sect1" text:name="post_content1832522">
          <text:p text:style-name="Standard"/>
          <text:p text:style-name="Standard"/>
          <text:p text:style-name="P1">RasPi Connector Pinou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Pin</text:p>
              </table:table-cell>
              <table:table-cell table:style-name="Table1.A1" office:value-type="string">
                <text:p text:style-name="P2">Name </text:p>
              </table:table-cell>
              <table:table-cell table:style-name="Table1.A1" office:value-type="string">
                <text:p text:style-name="P3">T<text:span text:style-name="T1">o</text:span>/From Pi</text:p>
              </table:table-cell>
              <table:table-cell table:style-name="Table1.A1" office:value-type="string">
                <text:p text:style-name="P4">owner</text:p>
              </table:table-cell>
              <table:table-cell table:style-name="Table1.E1" office:value-type="string">
                <text:p text:style-name="P2">Use</text:p>
              </table:table-cell>
            </table:table-row>
            <table:table-row>
              <table:table-cell table:style-name="Table1.A2" office:value-type="string">
                <text:p text:style-name="P2">1</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2</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3</text:p>
              </table:table-cell>
              <table:table-cell table:style-name="Table1.A2" office:value-type="string">
                <text:p text:style-name="P5">GPIO2 / SDA1</text:p>
              </table:table-cell>
              <table:table-cell table:style-name="Table1.A2" office:value-type="string">
                <text:p text:style-name="P3">BiDir</text:p>
              </table:table-cell>
              <table:table-cell table:style-name="Table1.A2" office:value-type="string">
                <text:p text:style-name="P7">Both</text:p>
              </table:table-cell>
              <table:table-cell table:style-name="Table1.E2" office:value-type="string">
                <text:p text:style-name="P8">I2C SDA</text:p>
              </table:table-cell>
            </table:table-row>
            <table:table-row>
              <table:table-cell table:style-name="Table1.A2" office:value-type="string">
                <text:p text:style-name="P2">4</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5</text:p>
              </table:table-cell>
              <table:table-cell table:style-name="Table1.A2" office:value-type="string">
                <text:p text:style-name="P5">GPIO3 / SCL1</text:p>
              </table:table-cell>
              <table:table-cell table:style-name="Table1.A2" office:value-type="string">
                <text:p text:style-name="P3">From</text:p>
              </table:table-cell>
              <table:table-cell table:style-name="Table1.A2" office:value-type="string">
                <text:p text:style-name="P7">Both</text:p>
                <text:p text:style-name="P7"/>
              </table:table-cell>
              <table:table-cell table:style-name="Table1.E2" office:value-type="string">
                <text:p text:style-name="P6"><text:s/><text:span text:style-name="T2">I2C SCL</text:span></text:p>
              </table:table-cell>
            </table:table-row>
            <table:table-row>
              <table:table-cell table:style-name="Table1.A2" office:value-type="string">
                <text:p text:style-name="P2">6</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7</text:p>
              </table:table-cell>
              <table:table-cell table:style-name="Table1.A2" office:value-type="string">
                <text:p text:style-name="P5">GPIO4</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Gun1On</text:span> – signals that the Gun1 trigger is pulled</text:p>
              </table:table-cell>
            </table:table-row>
            <table:table-row>
              <table:table-cell table:style-name="Table1.A2" office:value-type="string">
                <text:p text:style-name="P2">8</text:p>
              </table:table-cell>
              <table:table-cell table:style-name="Table1.A2" office:value-type="string">
                <text:p text:style-name="P5">GPIO14, <text:span text:style-name="T4">TXD</text:span></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2">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10</text:p>
              </table:table-cell>
              <table:table-cell table:style-name="Table1.A2" office:value-type="string">
                <text:p text:style-name="P5">GPIO15, <text:span text:style-name="T4">RXD</text:span></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10"/>
              </table:table-cell>
            </table:table-row>
            <table:table-row>
              <table:table-cell table:style-name="Table1.A2" office:value-type="string">
                <text:p text:style-name="P2">11</text:p>
              </table:table-cell>
              <table:table-cell table:style-name="Table1.A2" office:value-type="string">
                <text:p text:style-name="P5">GPIO17</text:p>
              </table:table-cell>
              <table:table-cell table:style-name="Table1.A2" office:value-type="string">
                <text:p text:style-name="P3">?</text:p>
              </table:table-cell>
              <table:table-cell table:style-name="Table1.A2" office:value-type="string">
                <text:p text:style-name="P4">RG</text:p>
              </table:table-cell>
              <table:table-cell table:style-name="Table1.E2" office:value-type="string">
                <text:p text:style-name="P11"><text:span text:style-name="T5">gfx </text:span><text:span text:style-name="T6">doMove</text:span><text:span text:style-name="T5">; </text:span></text:p>
              </table:table-cell>
            </table:table-row>
            <table:table-row>
              <table:table-cell table:style-name="Table1.A2" office:value-type="string">
                <text:p text:style-name="P2">12</text:p>
              </table:table-cell>
              <table:table-cell table:style-name="Table1.A2" office:value-type="string">
                <text:p text:style-name="P5">GPIO18</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1</text:span> – Scope 1 Intensity</text:p>
              </table:table-cell>
            </table:table-row>
            <table:table-row>
              <table:table-cell table:style-name="Table1.A2" office:value-type="string">
                <text:p text:style-name="P2">13</text:p>
              </table:table-cell>
              <table:table-cell table:style-name="Table1.A2" office:value-type="string">
                <text:p text:style-name="P5">GPIO27</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Button</text:span> – application interrupt signal</text:p>
              </table:table-cell>
            </table:table-row>
            <table:table-row>
              <table:table-cell table:style-name="Table1.A2" office:value-type="string">
                <text:p text:style-name="P2">14</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5</text:p>
              </table:table-cell>
              <table:table-cell table:style-name="Table1.A2" office:value-type="string">
                <text:p text:style-name="P5">GPIO22</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gfx <text:span text:style-name="T3">doDraw</text:span></text:p>
              </table:table-cell>
            </table:table-row>
            <table:table-row>
              <table:table-cell table:style-name="Table1.A2" office:value-type="string">
                <text:p text:style-name="P2">16</text:p>
              </table:table-cell>
              <table:table-cell table:style-name="Table1.A2" office:value-type="string">
                <text:p text:style-name="P5">GPIO23</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2</text:span> – Scope 2 Intensity</text:p>
              </table:table-cell>
            </table:table-row>
            <table:table-row>
              <table:table-cell table:style-name="Table1.A2" office:value-type="string">
                <text:p text:style-name="P2">17</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8</text:p>
              </table:table-cell>
              <table:table-cell table:style-name="Table1.A2" office:value-type="string">
                <text:p text:style-name="P5">GPIO24</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2Pulse</text:span> – single pulse per trigger pull</text:p>
              </table:table-cell>
            </table:table-row>
            <table:table-row>
              <table:table-cell table:style-name="Table1.A2" office:value-type="string">
                <text:p text:style-name="P2">19</text:p>
              </table:table-cell>
              <table:table-cell table:style-name="Table1.A2" office:value-type="string">
                <text:p text:style-name="P5">GPIO10 / SPI-MOSI</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 MOSI</text:p>
              </table:table-cell>
            </table:table-row>
            <table:table-row>
              <table:table-cell table:style-name="Table1.A2" office:value-type="string">
                <text:p text:style-name="P2">2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21</text:p>
              </table:table-cell>
              <table:table-cell table:style-name="Table1.A2" office:value-type="string">
                <text:p text:style-name="P5">GPIO9 / SPI-MISO</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8">SPI-MISO</text:p>
              </table:table-cell>
            </table:table-row>
            <table:table-row>
              <table:table-cell table:style-name="Table1.A2" office:value-type="string">
                <text:p text:style-name="P2">22</text:p>
              </table:table-cell>
              <table:table-cell table:style-name="Table1.A2" office:value-type="string">
                <text:p text:style-name="P5">GPIO25</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1Pulse</text:span> – single pulse per trigger pull</text:p>
              </table:table-cell>
            </table:table-row>
            <table:table-row>
              <table:table-cell table:style-name="Table1.A2" office:value-type="string">
                <text:p text:style-name="P2">23</text:p>
              </table:table-cell>
              <table:table-cell table:style-name="Table1.A2" office:value-type="string">
                <text:p text:style-name="P5">GPIO11 SPI-SCLK</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CLK</text:p>
              </table:table-cell>
            </table:table-row>
            <table:table-row>
              <table:table-cell table:style-name="Table1.A2" office:value-type="string">
                <text:p text:style-name="P2">24</text:p>
              </table:table-cell>
              <table:table-cell table:style-name="Table1.A2" office:value-type="string">
                <text:p text:style-name="P5">GPIO8 / SPI_CE0</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SPI Select for DAC</text:p>
              </table:table-cell>
            </table:table-row>
            <table:table-row>
              <table:table-cell table:style-name="Table1.A2" office:value-type="string">
                <text:p text:style-name="P2">25</text:p>
              </table:table-cell>
              <table:table-cell table:style-name="Table1.A2" office:value-type="string">
                <text:p text:style-name="P5">GND</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9"><text:s/>-</text:p>
              </table:table-cell>
            </table:table-row>
            <table:table-row>
              <table:table-cell table:style-name="Table1.A2" office:value-type="string">
                <text:p text:style-name="P2">26</text:p>
              </table:table-cell>
              <table:table-cell table:style-name="Table1.A2" office:value-type="string">
                <text:p text:style-name="P5">GPIO7 / SPI-CE1</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text:span><text:span text:style-name="T7">sGun2On</text:span><text:span text:style-name="T8"> – signals that the Gun2 trigger is pulled</text:span></text:p>
              </table:table-cell>
            </table:table-row>
            <table:table-row>
              <table:table-cell table:style-name="Table1.A2" office:value-type="string">
                <text:p text:style-name="P2">27</text:p>
              </table:table-cell>
              <table:table-cell table:style-name="Table1.A2" office:value-type="string">
                <text:p text:style-name="P5">ID_SD</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8</text:p>
              </table:table-cell>
              <table:table-cell table:style-name="Table1.A2" office:value-type="string">
                <text:p text:style-name="P5">ID_SC</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9</text:p>
              </table:table-cell>
              <table:table-cell table:style-name="Table1.A2" office:value-type="string">
                <text:p text:style-name="P5">GPIO5</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5</text:span> – toggle switch</text:p>
              </table:table-cell>
            </table:table-row>
            <table:table-row>
              <table:table-cell table:style-name="Table1.A2" office:value-type="string">
                <text:p text:style-name="P2">3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1</text:p>
              </table:table-cell>
              <table:table-cell table:style-name="Table1.A2" office:value-type="string">
                <text:p text:style-name="P5">GPIO6</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6</text:span> – toggle switch</text:p>
              </table:table-cell>
            </table:table-row>
            <text:soft-page-break/>
            <table:table-row>
              <table:table-cell table:style-name="Table1.A2" office:value-type="string">
                <text:p text:style-name="P2">32</text:p>
              </table:table-cell>
              <table:table-cell table:style-name="Table1.A2" office:value-type="string">
                <text:p text:style-name="P5">GPIO12</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12">Spare!</text:p>
              </table:table-cell>
            </table:table-row>
            <table:table-row>
              <table:table-cell table:style-name="Table1.A2" office:value-type="string">
                <text:p text:style-name="P2">33</text:p>
              </table:table-cell>
              <table:table-cell table:style-name="Table1.A2" office:value-type="string">
                <text:p text:style-name="P5">GPIO13</text:p>
              </table:table-cell>
              <table:table-cell table:style-name="Table1.A2" office:value-type="string">
                <text:p text:style-name="P13">To</text:p>
              </table:table-cell>
              <table:table-cell table:style-name="Table1.A2" office:value-type="string">
                <text:p text:style-name="P14">GF</text:p>
              </table:table-cell>
              <table:table-cell table:style-name="Table1.E2" office:value-type="string">
                <text:p text:style-name="P6"><text:s/><text:span text:style-name="T9">Power control </text:span><text:span text:style-name="T10">in</text:span><text:span text:style-name="T11">put</text:span></text:p>
              </table:table-cell>
            </table:table-row>
            <table:table-row>
              <table:table-cell table:style-name="Table1.A2" office:value-type="string">
                <text:p text:style-name="P2">34</text:p>
              </table:table-cell>
              <table:table-cell table:style-name="Table1.A2" office:value-type="string">
                <text:p text:style-name="P5">GND</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5</text:p>
              </table:table-cell>
              <table:table-cell table:style-name="Table1.A2" office:value-type="string">
                <text:p text:style-name="P5">GPIO19</text:p>
              </table:table-cell>
              <table:table-cell table:style-name="Table1.A2" office:value-type="string">
                <text:p text:style-name="P13">From</text:p>
              </table:table-cell>
              <table:table-cell table:style-name="Table1.A2" office:value-type="string">
                <text:p text:style-name="P4">GF</text:p>
              </table:table-cell>
              <table:table-cell table:style-name="Table1.E2" office:value-type="string">
                <text:p text:style-name="P15"><text:span text:style-name="T9">Power control </text:span><text:span text:style-name="T10">out</text:span><text:span text:style-name="T11">put</text:span></text:p>
              </table:table-cell>
            </table:table-row>
            <table:table-row>
              <table:table-cell table:style-name="Table1.A2" office:value-type="string">
                <text:p text:style-name="P2">36</text:p>
              </table:table-cell>
              <table:table-cell table:style-name="Table1.A2" office:value-type="string">
                <text:p text:style-name="P5">GPIO1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13">Key Scanner Interrupt</text:p>
              </table:table-cell>
            </table:table-row>
            <table:table-row>
              <table:table-cell table:style-name="Table1.A2" office:value-type="string">
                <text:p text:style-name="P2">37</text:p>
              </table:table-cell>
              <table:table-cell table:style-name="Table1.A2" office:value-type="string">
                <text:p text:style-name="P5">GPIO2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13">Key Scanner Reset</text:p>
              </table:table-cell>
            </table:table-row>
            <table:table-row>
              <table:table-cell table:style-name="Table1.A2" office:value-type="string">
                <text:p text:style-name="P2">38</text:p>
              </table:table-cell>
              <table:table-cell table:style-name="Table1.A2" office:value-type="string">
                <text:p text:style-name="P5">GPIO20</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0</text:span> – toggle switch</text:p>
              </table:table-cell>
            </table:table-row>
            <table:table-row>
              <table:table-cell table:style-name="Table1.A2" office:value-type="string">
                <text:p text:style-name="P2">3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40</text:p>
              </table:table-cell>
              <table:table-cell table:style-name="Table1.A2" office:value-type="string">
                <text:p text:style-name="P5">GPIO21</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1</text:span> – toggle switch</text:p>
              </table:table-cell>
            </table:table-row>
          </table:table>
          <text:p text:style-name="Standard"/>
          <text:p text:style-name="Standard"/>
          <text:p text:style-name="Standard"/>
          <text:p text:style-name="P16">Address Map</text:p>
          <text:p text:style-name="P16"/>
          <text:p text:style-name="P16"/>
          <text:p text:style-name="P16"/>
          <text:p text:style-name="P16">Lights / IS31FL Drivers</text:p>
          <text:p text:style-name="P16"/>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I2C</text:p>
              </table:table-cell>
              <table:table-cell table:style-name="Table2.A1" office:value-type="string">
                <text:p text:style-name="P17">Row Addr aka Frame</text:p>
              </table:table-cell>
              <table:table-cell table:style-name="Table2.A1" office:value-type="string">
                <text:p text:style-name="P17">Bits</text:p>
              </table:table-cell>
              <table:table-cell table:style-name="Table2.A1" office:value-type="string">
                <text:p text:style-name="P17">Ref Des</text:p>
              </table:table-cell>
              <table:table-cell table:style-name="Table2.E1" office:value-type="string">
                <text:p text:style-name="P17">Function</text:p>
              </table:table-cell>
            </table:table-row>
            <table:table-row table:style-name="Table2.1">
              <table:table-cell table:style-name="Table2.A2" office:value-type="string">
                <text:p text:style-name="P17">74</text:p>
              </table:table-cell>
              <table:table-cell table:style-name="Table2.A2" office:value-type="string">
                <text:p text:style-name="P17">0</text:p>
              </table:table-cell>
              <table:table-cell table:style-name="Table2.A2" office:value-type="string">
                <text:p text:style-name="P17">7:0</text:p>
              </table:table-cell>
              <table:table-cell table:style-name="Table2.A2" office:value-type="string">
                <text:p text:style-name="P17"/>
              </table:table-cell>
              <table:table-cell table:style-name="Table2.E2" office:value-type="string">
                <text:p text:style-name="P17">MAR </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7">15:8</text:p>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E2" office:value-type="string">
                <text:p text:style-name="P18"/>
              </table:table-cell>
            </table:table-row>
          </table:table>
          <text:p text:style-name="P16"/>
          <text:p text:style-name="Standard"/>
          <text:p text:style-name="Standard"/>
          <text:p text:style-name="Standard"/>
          <text:p text:style-name="P19">Power shutdown button</text:p>
          <text:p text:style-name="Standard"><text:a xlink:type="simple" xlink:href="https://forums.raspberrypi.com/viewtopic.php?t=371129" text:style-name="Internet_20_link" text:visited-style-name="Visited_20_Internet_20_Link">https://forums.raspberrypi.com/viewtopic.php?t=371129</text:a></text:p>
          <text:p text:style-name="Standard"/>
          <text:p text:style-name="Preformatted_20_Text"><text:span text:style-name="Source_20_Text">dtoverlay=gpio-shutdown,gpio_pin=15</text:span></text:p>
          <text:p text:style-name="P20"><text:span text:style-name="Source_20_Text">gpio=23=op,dh</text:span></text:p>
          <text:p text:style-name="Standard"/>
          <text:p text:style-name="Standard"/>
          <text:p text:style-name="Standard"/>
          <text:p text:style-name="Standard"/>
        </text:section>
      </text:section>
      <text:section text:style-name="Sect1" text:name="p1832670">
        <text:p text:style-name="List_20_Heading"><text:a xlink:type="simple" xlink:href="https://forums.raspberrypi.com/memberlist.php?mode=viewprofile&amp;u=360628&amp;sid=c77f70ce02d40ed3e05a03a25251eb3e" text:style-name="Internet_20_link" text:visited-style-name="Visited_20_Internet_20_Link"><text:bookmark text:name="profile1832670"/><text:soft-page-break/>RetArsonFD</text:a> </text:p>
        <text:p text:style-name="List_20_Contents"><text:span text:style-name="Strong_20_Emphasis">Posts:</text:span> <text:a xlink:type="simple" xlink:href="https://forums.raspberrypi.com/search.php?author_id=360628&amp;sr=posts&amp;sid=c77f70ce02d40ed3e05a03a25251eb3e" text:style-name="Internet_20_link" text:visited-style-name="Visited_20_Internet_20_Link">9</text:a> </text:p>
        <text:p text:style-name="P21"><text:span text:style-name="Strong_20_Emphasis">Joined:</text:span> Sun Jan 03, 2021 3:49 pm </text:p>
        <text:section text:style-name="Sect1" text:name="post_content1832670">
          <text:h text:style-name="Heading_20_3" text:outline-level="3"><text:a xlink:type="simple" xlink:href="https://forums.raspberrypi.com/viewtopic.php?t=306320#p1832670" text:style-name="Internet_20_link" text:visited-style-name="Visited_20_Internet_20_Link">Re: How to do a soft shutdown on headless Pi?</text:a></text:h>
          <text:p text:style-name="Text_20_body"><text:a xlink:type="simple" xlink:href="https://forums.raspberrypi.com/viewtopic.php?p=1832670&amp;sid=c77f70ce02d40ed3e05a03a25251eb3e#p1832670" text:style-name="Internet_20_link" text:visited-style-name="Visited_20_Internet_20_Link">Mon Mar 08, 2021 12:58 pm</text:a> </text:p>
          <text:p text:style-name="P22"><text:a xlink:type="simple" xlink:href="https://forums.raspberrypi.com/memberlist.php?mode=viewprofile&amp;u=186692&amp;sid=c77f70ce02d40ed3e05a03a25251eb3e" text:style-name="Internet_20_link" text:visited-style-name="Visited_20_Internet_20_Link"><text:span text:style-name="Citation">RonR</text:span></text:a><text:span text:style-name="Citation"> wrote: </text:span><text:a xlink:type="simple" xlink:href="https://forums.raspberrypi.com/viewtopic.php?p=1832522&amp;sid=c77f70ce02d40ed3e05a03a25251eb3e#p1832522" text:style-name="Internet_20_link" text:visited-style-name="Visited_20_Internet_20_Link"><text:span text:style-name="Citation">↑</text:span></text:a></text:p>
          <text:p text:style-name="P22"><text:span text:style-name="Citation">Mon Mar 08, 2021 4:46 am</text:span></text:p>
          <text:p text:style-name="Quotations">Another option is to connect a Normally Open (NO) Single Pole Single Throw (SPST) momentary pushbutton switch to GPIO header pins 5 and 6 on the Raspberry Pi and add the following line to /boot/config.txt:</text:p>
          <text:p text:style-name="Quotations">Code: <text:a xlink:type="simple" xlink:href="https://forums.raspberrypi.com/viewtopic.php?t=306320#" text:style-name="Internet_20_link" text:visited-style-name="Visited_20_Internet_20_Link">Select all</text:a></text:p>
          <text:p text:style-name="P23"><text:span text:style-name="Source_20_Text">dtoverlay=gpio-shutdown</text:span></text:p>
          <text:p text:style-name="Quotations"><text:line-break/>Pressing the button on a running system will initiate a graceful shutdown (shutdown -h now). Watch for the green LED to blink 10 times and it's safe to turn off the power. If you don't turn off the power, pressing the button again will restart the system. </text:p>
          <text:p text:style-name="P24"/>
        </text:section>
      </text:section>
      <text:section text:style-name="Sect1" text:name="p1832684">
        <text:p text:style-name="List_20_Heading"><text:bookmark text:name="profile1832684"/><draw:a xlink:type="simple" xlink:href="https://forums.raspberrypi.com/memberlist.php?mode=viewprofile&amp;u=119273&amp;sid=c77f70ce02d40ed3e05a03a25251eb3e"><draw:frame draw:style-name="fr1" draw:name="Image1" text:anchor-type="as-char" svg:width="0.5693in" svg:height="0.2846in" draw:z-index="0"><draw:image xlink:href="Pictures/1000000000000050000000274149EE52.jpg" xlink:type="simple" xlink:show="embed" xlink:actuate="onLoad" draw:mime-type="image/jpeg"/><svg:title>User avatar</svg:title></draw:frame></draw:a><text:s/></text:p>
        <text:p text:style-name="List_20_Heading"><text:a xlink:type="simple" xlink:href="https://forums.raspberrypi.com/memberlist.php?mode=viewprofile&amp;u=119273&amp;sid=c77f70ce02d40ed3e05a03a25251eb3e" text:style-name="Internet_20_link" text:visited-style-name="Visited_20_Internet_20_Link">B.Goode</text:a> </text:p>
        <text:p text:style-name="List_20_Contents"><text:span text:style-name="Strong_20_Emphasis">Posts:</text:span> <text:a xlink:type="simple" xlink:href="https://forums.raspberrypi.com/search.php?author_id=119273&amp;sr=posts&amp;sid=c77f70ce02d40ed3e05a03a25251eb3e" text:style-name="Internet_20_link" text:visited-style-name="Visited_20_Internet_20_Link">17352</text:a> </text:p>
        <text:p text:style-name="List_20_Contents"><text:span text:style-name="Strong_20_Emphasis">Joined:</text:span> Mon Sep 01, 2014 4:03 pm </text:p>
        <text:p text:style-name="P21"><text:span text:style-name="Strong_20_Emphasis">Location:</text:span> UK </text:p>
        <text:section text:style-name="Sect1" text:name="post_content1832684">
          <text:h text:style-name="Heading_20_3" text:outline-level="3"><text:a xlink:type="simple" xlink:href="https://forums.raspberrypi.com/viewtopic.php?t=306320#p1832684" text:style-name="Internet_20_link" text:visited-style-name="Visited_20_Internet_20_Link">Re: How to do a soft shutdown on headless Pi?</text:a></text:h>
          <text:p text:style-name="Text_20_body"><text:a xlink:type="simple" xlink:href="https://forums.raspberrypi.com/viewtopic.php?p=1832684&amp;sid=c77f70ce02d40ed3e05a03a25251eb3e#p1832684" text:style-name="Internet_20_link" text:visited-style-name="Visited_20_Internet_20_Link">Mon Mar 08, 2021 1:26 pm</text:a> </text:p>
          <text:p text:style-name="P22"><text:a xlink:type="simple" xlink:href="https://forums.raspberrypi.com/memberlist.php?mode=viewprofile&amp;u=360628&amp;sid=c77f70ce02d40ed3e05a03a25251eb3e" text:style-name="Internet_20_link" text:visited-style-name="Visited_20_Internet_20_Link"><text:span text:style-name="Citation">RetArsonFD</text:span></text:a><text:span text:style-name="Citation"> wrote: </text:span><text:a xlink:type="simple" xlink:href="https://forums.raspberrypi.com/viewtopic.php?p=1832670&amp;sid=c77f70ce02d40ed3e05a03a25251eb3e#p1832670" text:style-name="Internet_20_link" text:visited-style-name="Visited_20_Internet_20_Link"><text:span text:style-name="Citation">↑</text:span></text:a></text:p>
          <text:p text:style-name="P22"><text:span text:style-name="Citation">Mon Mar 08, 2021 12:58 pm</text:span></text:p>
          <text:p text:style-name="Quotations">Where would I put the "dtoverlay=gpio-shutdown" command ? If I remember what I've been told, there are numbered lines in the config txt ?? </text:p>
          <text:p text:style-name="P24"><text:line-break/>No. The format of the config.txt file is documented here. It is not numbered. <text:a xlink:type="simple" xlink:href="https://www.raspberrypi.org/documentation/configuration/config-txt/README.md" text:style-name="Internet_20_link" text:visited-style-name="Visited_20_Internet_20_Link">https://www.raspberrypi.org/documentati ... /README.md</text:a><text:line-break/><text:line-break/><text:line-break/>The specific details of the dtoverlay=gpio-shutdown configuration option are here - <text:a xlink:type="simple" xlink:href="https://raw.githubusercontent.com/raspberrypi/firmware/master/boot/overlays/README" text:style-name="Internet_20_link" text:visited-style-name="Visited_20_Internet_20_Link">https://raw.githubusercontent.com/raspb ... ays/README</text:a></text:p>
        </text:section>
      </text:section>
      <text:p text:style-name="Standard"><text:soft-page-break/></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6T17:42:25.225000000</dc:date>
    <dc:creator>Guy Fedorkow</dc:creator>
    <meta:editing-duration>P9DT23H47M2S</meta:editing-duration>
    <meta:editing-cycles>18</meta:editing-cycles>
    <meta:generator>LibreOffice/24.8.3.2$Windows_X86_64 LibreOffice_project/48a6bac9e7e268aeb4c3483fcf825c94556d9f92</meta:generator>
    <meta:document-statistic meta:table-count="2" meta:image-count="1" meta:object-count="0" meta:page-count="4" meta:paragraph-count="220" meta:word-count="496" meta:character-count="2571" meta:non-whitespace-character-count="2253"/>
  </office:meta>
</office:document-meta>
</file>